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4.525625cm" style:use-optimal-column-width="true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0.239375cm"/>
    </style:style>
    <style:style style:name="co8" style:family="table-column">
      <style:table-column-properties fo:break-before="auto" style:column-width="7.72583333333333cm"/>
    </style:style>
    <style:style style:name="co9" style:family="table-column">
      <style:table-column-properties fo:break-before="auto" style:column-width="15.00187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71pt" style:use-optimal-row-height="true" fo:break-before="auto"/>
    </style:style>
    <style:style style:name="ro7" style:family="table-row">
      <style:table-row-properties style:row-height="19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tutorial about docker compose and setup postgress in docker-compose.yml</text:p>
          </table:table-cell>
          <table:table-cell office:value-type="string" table:style-name="ce1">
            <text:p>04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Camunda Spring Boot app and start with dependency postgres db</text:p>
          </table:table-cell>
          <table:table-cell office:value-type="string" table:style-name="ce1">
            <text:p>04.01.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Write automation script for current setup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three VMs with Docker compose / Define depends_on and add build / compose to startup script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documentation / Create Postman Collection / Investigate Camunda Rest API</text:p>
          </table:table-cell>
          <table:table-cell office:value-type="string" table:style-name="ce1">
            <text:p>06.01.202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Implement JPA-09, add volume to docker compose, mnt/share path. Create default process file</text:p>
          </table:table-cell>
          <table:table-cell office:value-type="string" table:style-name="ce1">
            <text:p>08.01.2021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Extend shell script to upload initial process file and fix networking issue. Completed task JPA-09 and JPA-08 - Implemented Rest Api<text:s/></text:p>
          </table:table-cell>
          <table:table-cell office:value-type="string" table:style-name="ce1">
            <text:p>09.01.2021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fere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office:value-type="string" table:style-name="ce7">
            <text:p><text:a xlink:href="https://github.com/barblin/camunda-alanda-setup/blob/develop/README.md">https://github.com/barblin/camunda-alanda-setup/blob/develop/README.md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blob/develop/docker-compose.yml">https://github.com/barblin/camunda-alanda-setup/blob/develop/docker-compose.yml</text:a>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tree/develop/com.alanda.camunda.services">https://github.com/barblin/camunda-alanda-setup/tree/develop/com.alanda.camunda.services</text:a>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6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">
            <text:p>JPA-07</text:p>
          </table:table-cell>
          <table:table-cell office:value-type="string" table:style-name="ce6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6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">
            <text:p>JPA-09</text:p>
          </table:table-cell>
          <table:table-cell office:value-type="string" table:style-name="ce6">
            <text:p>Feature: A customer wants to be able to deploy</text:p>
            <text:p>a new process via local file to camunda</text:p>
          </table:table-cell>
          <table:table-cell office:value-type="string" table:style-name="ce6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PA-12</text:p>
          </table:table-cell>
          <table:table-cell office:value-type="string" table:style-name="ce3">
            <text:p>Test on linux environment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Johannes Preisinger</dc:creator>
    <dc:date>2021-01-09T22:07:52Z</dc:date>
  </office:meta>
</office:document-meta>
</file>